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000000096A9A7578E325FEA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65dc5" officeooo:paragraph-rsid="00065dc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8a511"/>
    </style:style>
    <style:style style:name="T1" style:family="text">
      <style:text-properties fo:color="#005293" style:font-name="Tahoma" fo:font-size="15pt" fo:font-weight="bold" officeooo:rsid="00065dc5" style:font-size-asian="15pt" style:language-asian="nl" style:country-asian="BE" style:font-weight-asian="bold" style:font-name-complex="Tahoma1" style:font-size-complex="15pt" style:font-weight-complex="bold"/>
    </style:style>
    <style:style style:name="T2" style:family="text">
      <style:text-properties fo:color="#005293" style:font-name="Tahoma" fo:font-size="15pt" fo:font-weight="bold" officeooo:rsid="000cd256" style:font-size-asian="15pt" style:language-asian="nl" style:country-asian="BE" style:font-weight-asian="bold" style:font-name-complex="Tahoma1" style:font-size-complex="15pt" style:font-weight-complex="bold"/>
    </style:style>
    <style:style style:name="T3" style:family="text">
      <style:text-properties officeooo:rsid="000cd2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6.8854in" svg:y="-0.0354in" svg:width="3.5in" svg:height="1.5626in" draw:z-index="0"><draw:image xlink:href="Pictures/100000000000015000000096A9A7578E325FEA14.png" xlink:type="simple" xlink:show="embed" xlink:actuate="onLoad" loext:mime-type="image/png"/></draw:frame><text:span text:style-name="T1"><text:s/></text:span><text:span text:style-name="T2">Python</text:span><text:span text:style-name="T1"> Programm</text:span><text:span text:style-name="T2">eren</text:span>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rt </meta:initial-creator>
    <meta:creation-date>2016-04-16T22:42:19.900822623</meta:creation-date>
    <dc:date>2021-03-07T19:53:28.094685975</dc:date>
    <meta:editing-duration>PT27M6S</meta:editing-duration>
    <meta:editing-cycles>8</meta:editing-cycles>
    <meta:generator>LibreOffice/6.4.6.2$Linux_X86_64 LibreOffice_project/40$Build-2</meta:generator>
    <meta:document-statistic meta:table-count="0" meta:image-count="1" meta:object-count="0" meta:page-count="1" meta:paragraph-count="2" meta:word-count="2" meta:character-count="21" meta:non-whitespace-character-count="18"/>
  </office:meta>
</office:document-meta>
</file>